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VOLTAGE</text:p>
          </table:table-cell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4545" calcext:value-type="float">
            <text:p>0.4545</text:p>
          </table:table-cell>
          <table:table-cell/>
          <table:table-cell table:style-name="ce4" table:formula="of:=(1023*1000*[.$B3]/5)*0.995" office:value-type="float" office:value="92525.7465" calcext:value-type="float">
            <text:p>92526</text:p>
          </table:table-cell>
          <table:table-cell table:style-name="ce4" table:formula="of:=(1023*1000*[.$B3]/5)*1.005" office:value-type="float" office:value="93455.6535" calcext:value-type="float">
            <text:p>9345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625" calcext:value-type="float">
            <text:p>0.6250</text:p>
          </table:table-cell>
          <table:table-cell/>
          <table:table-cell table:style-name="ce4" table:formula="of:=(1023*1000*[.$B4]/5)*0.995" office:value-type="float" office:value="127235.625" calcext:value-type="float">
            <text:p>127236</text:p>
          </table:table-cell>
          <table:table-cell table:style-name="ce4" table:formula="of:=(1023*1000*[.$B4]/5)*1.005" office:value-type="float" office:value="128514.375" calcext:value-type="float">
            <text:p>12851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8333" calcext:value-type="float">
            <text:p>0.8333</text:p>
          </table:table-cell>
          <table:table-cell/>
          <table:table-cell table:style-name="ce4" table:formula="of:=(1023*1000*[.$B5]/5)*0.995" office:value-type="float" office:value="169640.7141" calcext:value-type="float">
            <text:p>169641</text:p>
          </table:table-cell>
          <table:table-cell table:style-name="ce4" table:formula="of:=(1023*1000*[.$B5]/5)*1.005" office:value-type="float" office:value="171345.6459" calcext:value-type="float">
            <text:p>17134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.5" calcext:value-type="float">
            <text:p>2.5000</text:p>
          </table:table-cell>
          <table:table-cell/>
          <table:table-cell table:style-name="ce4" table:formula="of:=(1023*1000*[.$B6]/5)*0.995" office:value-type="float" office:value="508942.5" calcext:value-type="float">
            <text:p>508943</text:p>
          </table:table-cell>
          <table:table-cell table:style-name="ce4" table:formula="of:=(1023*1000*[.$B6]/5)*1.005" office:value-type="float" office:value="514057.5" calcext:value-type="float">
            <text:p>514058</text:p>
          </table:table-cell>
        </table:table-row>
        <table:table-row table:style-name="ro1">
          <table:table-cell table:style-name="ce2" office:value-type="string" calcext:value-type="string">
            <text:p>1,2</text:p>
          </table:table-cell>
          <table:table-cell office:value-type="float" office:value="0.5414" calcext:value-type="float">
            <text:p>0.5414</text:p>
          </table:table-cell>
          <table:table-cell/>
          <table:table-cell table:style-name="ce4" table:formula="of:=(1023*1000*[.$B7]/5)*0.995" office:value-type="float" office:value="110216.5878" calcext:value-type="float">
            <text:p>110217</text:p>
          </table:table-cell>
          <table:table-cell table:style-name="ce4" table:formula="of:=(1023*1000*[.$B7]/5)*1.005" office:value-type="float" office:value="111324.2922" calcext:value-type="float">
            <text:p>111324</text:p>
          </table:table-cell>
        </table:table-row>
        <table:table-row table:style-name="ro1">
          <table:table-cell table:style-name="ce2" office:value-type="string" calcext:value-type="string">
            <text:p>1,3</text:p>
          </table:table-cell>
          <table:table-cell office:value-type="float" office:value="0.6522" calcext:value-type="float">
            <text:p>0.6522</text:p>
          </table:table-cell>
          <table:table-cell/>
          <table:table-cell table:style-name="ce4" table:formula="of:=(1023*1000*[.$B8]/5)*0.995" office:value-type="float" office:value="132772.9194" calcext:value-type="float">
            <text:p>132773</text:p>
          </table:table-cell>
          <table:table-cell table:style-name="ce4" table:formula="of:=(1023*1000*[.$B8]/5)*1.005" office:value-type="float" office:value="134107.3206" calcext:value-type="float">
            <text:p>134107</text:p>
          </table:table-cell>
        </table:table-row>
        <table:table-row table:style-name="ro1">
          <table:table-cell table:style-name="ce2" office:value-type="string" calcext:value-type="string">
            <text:p>1,4</text:p>
          </table:table-cell>
          <table:table-cell office:value-type="float" office:value="1.7743" calcext:value-type="float">
            <text:p>1.7743</text:p>
          </table:table-cell>
          <table:table-cell/>
          <table:table-cell table:style-name="ce4" table:formula="of:=(1023*1000*[.$B9]/5)*0.995" office:value-type="float" office:value="361206.6711" calcext:value-type="float">
            <text:p>361207</text:p>
          </table:table-cell>
          <table:table-cell table:style-name="ce4" table:formula="of:=(1023*1000*[.$B9]/5)*1.005" office:value-type="float" office:value="364836.8889" calcext:value-type="float">
            <text:p>364837</text:p>
          </table:table-cell>
        </table:table-row>
        <table:table-row table:style-name="ro1">
          <table:table-cell table:style-name="ce2" office:value-type="string" calcext:value-type="string">
            <text:p>2,3</text:p>
          </table:table-cell>
          <table:table-cell office:value-type="float" office:value="0.7319" calcext:value-type="float">
            <text:p>0.7319</text:p>
          </table:table-cell>
          <table:table-cell/>
          <table:table-cell table:style-name="ce4" table:formula="of:=(1023*1000*[.$B10]/5)*0.995" office:value-type="float" office:value="148998.0063" calcext:value-type="float">
            <text:p>148998</text:p>
          </table:table-cell>
          <table:table-cell table:style-name="ce4" table:formula="of:=(1023*1000*[.$B10]/5)*1.005" office:value-type="float" office:value="150495.4737" calcext:value-type="float">
            <text:p>150495</text:p>
          </table:table-cell>
        </table:table-row>
        <table:table-row table:style-name="ro1">
          <table:table-cell table:style-name="ce2" office:value-type="string" calcext:value-type="string">
            <text:p>2,4</text:p>
          </table:table-cell>
          <table:table-cell office:value-type="float" office:value="1.8181" calcext:value-type="float">
            <text:p>1.8181</text:p>
          </table:table-cell>
          <table:table-cell/>
          <table:table-cell table:style-name="ce4" table:formula="of:=(1023*1000*[.$B11]/5)*0.995" office:value-type="float" office:value="370123.3437" calcext:value-type="float">
            <text:p>370123</text:p>
          </table:table-cell>
          <table:table-cell table:style-name="ce4" table:formula="of:=(1023*1000*[.$B11]/5)*1.005" office:value-type="float" office:value="373843.1763" calcext:value-type="float">
            <text:p>373843</text:p>
          </table:table-cell>
        </table:table-row>
        <table:table-row table:style-name="ro1">
          <table:table-cell table:style-name="ce2" office:value-type="string" calcext:value-type="string">
            <text:p>3,4</text:p>
          </table:table-cell>
          <table:table-cell office:value-type="float" office:value="1.8754" calcext:value-type="float">
            <text:p>1.8754</text:p>
          </table:table-cell>
          <table:table-cell/>
          <table:table-cell table:style-name="ce4" table:formula="of:=(1023*1000*[.$B12]/5)*0.995" office:value-type="float" office:value="381788.3058" calcext:value-type="float">
            <text:p>381788</text:p>
          </table:table-cell>
          <table:table-cell table:style-name="ce4" table:formula="of:=(1023*1000*[.$B12]/5)*1.005" office:value-type="float" office:value="385625.3742" calcext:value-type="float">
            <text:p>385625</text:p>
          </table:table-cell>
        </table:table-row>
        <table:table-row table:style-name="ro1">
          <table:table-cell table:style-name="ce2" office:value-type="string" calcext:value-type="string">
            <text:p>1,2,3</text:p>
          </table:table-cell>
          <table:table-cell office:value-type="float" office:value="0.6426" calcext:value-type="float">
            <text:p>0.6426</text:p>
          </table:table-cell>
          <table:table-cell/>
          <table:table-cell table:style-name="ce4" table:formula="of:=(1023*1000*[.$B13]/5)*0.995" office:value-type="float" office:value="130818.5802" calcext:value-type="float">
            <text:p>130819</text:p>
          </table:table-cell>
          <table:table-cell table:style-name="ce4" table:formula="of:=(1023*1000*[.$B13]/5)*1.005" office:value-type="float" office:value="132133.3398" calcext:value-type="float">
            <text:p>132133</text:p>
          </table:table-cell>
        </table:table-row>
        <table:table-row table:style-name="ro1">
          <table:table-cell table:style-name="ce2" office:value-type="string" calcext:value-type="string">
            <text:p>1,2,4</text:p>
          </table:table-cell>
          <table:table-cell office:value-type="float" office:value="1.4644" calcext:value-type="float">
            <text:p>1.4644</text:p>
          </table:table-cell>
          <table:table-cell/>
          <table:table-cell table:style-name="ce4" table:formula="of:=(1023*1000*[.$B14]/5)*0.995" office:value-type="float" office:value="298118.1588" calcext:value-type="float">
            <text:p>298118</text:p>
          </table:table-cell>
          <table:table-cell table:style-name="ce4" table:formula="of:=(1023*1000*[.$B14]/5)*1.005" office:value-type="float" office:value="301114.3212" calcext:value-type="float">
            <text:p>301114</text:p>
          </table:table-cell>
        </table:table-row>
        <table:table-row table:style-name="ro1">
          <table:table-cell table:style-name="ce2" office:value-type="string" calcext:value-type="string">
            <text:p>1,3,4</text:p>
          </table:table-cell>
          <table:table-cell office:value-type="float" office:value="1.5109" calcext:value-type="float">
            <text:p>1.5109</text:p>
          </table:table-cell>
          <table:table-cell/>
          <table:table-cell table:style-name="ce4" table:formula="of:=(1023*1000*[.$B15]/5)*0.995" office:value-type="float" office:value="307584.4893" calcext:value-type="float">
            <text:p>307584</text:p>
          </table:table-cell>
          <table:table-cell table:style-name="ce4" table:formula="of:=(1023*1000*[.$B15]/5)*1.005" office:value-type="float" office:value="310675.7907" calcext:value-type="float">
            <text:p>310676</text:p>
          </table:table-cell>
        </table:table-row>
        <table:table-row table:style-name="ro1">
          <table:table-cell table:style-name="ce2" office:value-type="string" calcext:value-type="string">
            <text:p>2,3,4</text:p>
          </table:table-cell>
          <table:table-cell office:value-type="float" office:value="1.546" calcext:value-type="float">
            <text:p>1.5460</text:p>
          </table:table-cell>
          <table:table-cell/>
          <table:table-cell table:style-name="ce4" table:formula="of:=(1023*1000*[.$B16]/5)*0.995" office:value-type="float" office:value="314730.042" calcext:value-type="float">
            <text:p>314730</text:p>
          </table:table-cell>
          <table:table-cell table:style-name="ce4" table:formula="of:=(1023*1000*[.$B16]/5)*1.005" office:value-type="float" office:value="317893.158" calcext:value-type="float">
            <text:p>317893</text:p>
          </table:table-cell>
        </table:table-row>
        <table:table-row table:style-name="ro1">
          <table:table-cell table:style-name="ce2" office:value-type="string" calcext:value-type="string">
            <text:p>1,2,3,4</text:p>
          </table:table-cell>
          <table:table-cell office:value-type="float" office:value="1.3256" calcext:value-type="float">
            <text:p>1.3256</text:p>
          </table:table-cell>
          <table:table-cell/>
          <table:table-cell table:style-name="ce4" table:formula="of:=(1023*1000*[.$B17]/5)*0.995" office:value-type="float" office:value="269861.6712" calcext:value-type="float">
            <text:p>269862</text:p>
          </table:table-cell>
          <table:table-cell table:style-name="ce4" table:formula="of:=(1023*1000*[.$B17]/5)*1.005" office:value-type="float" office:value="272573.8488" calcext:value-type="float">
            <text:p>272574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2:24:08.1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1:59:09.844000000</meta:creation-date>
    <dc:date>2016-02-29T02:24:42.576000000</dc:date>
    <meta:editing-duration>PT8M49S</meta:editing-duration>
    <meta:editing-cycles>3</meta:editing-cycles>
    <meta:generator>LibreOffice/4.4.0.3$Windows_x86 LibreOffice_project/de093506bcdc5fafd9023ee680b8c60e3e0645d7</meta:generator>
    <meta:document-statistic meta:table-count="1" meta:cell-count="68" meta:object-count="0"/>
  </office:meta>
</office:document-meta>
</file>